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0.85cm" fo:min-width="3.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3.1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85cm" fo:min-width="3.1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2pt"/>
    </style:style>
    <style:style style:name="P5" style:family="paragraph">
      <loext:graphic-properties draw:fill-color="#eeeeee"/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6cm" svg:height="1.1cm" svg:x="12.8cm" svg:y="3cm">
          <text:p text:style-name="P1"><text:span text:style-name="T1">Structur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6cm" svg:height="1.1cm" svg:x="12.8cm" svg:y="6.2cm">
          <text:p text:style-name="P1"><text:span text:style-name="T1">Unstructure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2cm" svg:y1="3.55cm" svg:x2="7.5cm" svg:y2="1.95cm" draw:start-shape="id1" draw:start-glue-point="1" draw:end-shape="id2" svg:d="M6200 3550l1300-1600" svg:viewBox="0 0 1301 1601">
          <text:p/>
        </draw:connector>
        <draw:connector draw:style-name="gr2" draw:text-style-name="P3" draw:layer="layout" draw:type="line" svg:x1="6.2cm" svg:y1="3.55cm" svg:x2="7.5cm" svg:y2="5.15cm" draw:start-shape="id1" draw:start-glue-point="1" draw:end-shape="id3" svg:d="M6200 3550l1300 1600" svg:viewBox="0 0 1301 1601">
          <text:p/>
        </draw:connector>
        <draw:connector draw:style-name="gr2" draw:text-style-name="P3" draw:layer="layout" draw:type="line" svg:x1="11.1cm" svg:y1="5.15cm" svg:x2="12.8cm" svg:y2="3.55cm" draw:start-shape="id3" draw:start-glue-point="1" draw:end-shape="id4" draw:end-glue-point="3" svg:d="M11100 5150l1700-1600" svg:viewBox="0 0 1701 1601">
          <text:p/>
        </draw:connector>
        <draw:connector draw:style-name="gr2" draw:text-style-name="P3" draw:layer="layout" draw:type="line" svg:x1="11.1cm" svg:y1="5.15cm" svg:x2="12.8cm" svg:y2="6.75cm" draw:start-shape="id3" draw:start-glue-point="1" draw:end-shape="id5" draw:end-glue-point="3" svg:d="M11100 5150l1700 1600" svg:viewBox="0 0 1701 1601">
          <text:p/>
        </draw:connector>
        <draw:custom-shape draw:style-name="gr3" draw:text-style-name="P4" xml:id="id1" draw:id="id1" draw:layer="layout" svg:width="3.6cm" svg:height="1.1cm" svg:x="2.6cm" svg:y="3cm">
          <text:p text:style-name="P1"><text:span text:style-name="T1">P2P </text:span></text:p>
          <text:p text:style-name="P1"><text:span text:style-name="T1">Architectu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3.6cm" svg:height="1.1cm" svg:x="7.5cm" svg:y="1.4cm">
          <text:p text:style-name="P1"><text:span text:style-name="T1">Centralise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.6cm" svg:height="1.1cm" svg:x="7.5cm" svg:y="4.6cm">
          <text:p text:style-name="P1"><text:span text:style-name="T1">Decentralise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3.6cm" svg:height="1.1cm" svg:x="7.5cm" svg:y="3.001cm">
          <text:p text:style-name="P1"><text:span text:style-name="T1">Hybri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2cm" svg:y1="3.55cm" svg:x2="7.5cm" svg:y2="3.551cm" draw:start-shape="id1" draw:start-glue-point="1" draw:end-shape="id6" draw:end-glue-point="3" svg:d="M6200 3550l1300 1" svg:viewBox="0 0 1301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08:06:37.178786795</meta:creation-date>
    <dc:date>2018-03-11T11:17:20.775050146</dc:date>
    <meta:editing-duration>PT2M22S</meta:editing-duration>
    <meta:editing-cycles>6</meta:editing-cycles>
    <meta:generator>LibreOffice/5.4.5.1$Linux_X86_64 LibreOffice_project/40$Build-1</meta:generator>
    <meta:document-statistic meta:object-count="11"/>
  </office:meta>
</office:document-meta>
</file>